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6pt" officeooo:rsid="0012c5f9" officeooo:paragraph-rsid="0012c5f9" style:font-size-asian="16pt" style:font-size-complex="16pt"/>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1">
      <style:paragraph-properties fo:margin-top="0cm" fo:margin-bottom="0cm" loext:contextual-spacing="false" fo:text-align="justify" style:justify-single-word="false"/>
    </style:style>
    <style:style style:name="T1" style:family="text">
      <style:text-properties officeooo:rsid="0012c5f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ción</text:p>
      <text:p text:style-name="P1">La <text:span text:style-name="T2">documentación</text:span> de productos de software es importante porque permite comunicar detalles que al inspeccionar un sistema no se pueden alcanzar a comprender con <text:span text:style-name="T1">facilidad. Se</text:span> debe aclarar que la documentación así como los tipos de documentación que son resultados de estas metodologías son de muchas variedades, puesto que cada tipo de documento va enfocado a mostrar los detalles de diferentes puntos del sistema.</text:p>
      <text:p text:style-name="P1"/>
      <text:p text:style-name="P1"><text:span text:style-name="Strong_20_Emphasis">TIPOS DE DOCUMENTACIÓN</text:span></text:p>
      <text:list xml:id="list4239317101" text:style-name="L1">
        <text:list-item>
          <text:p text:style-name="P4"><text:bookmark text:name="d053"/><text:span text:style-name="Strong_20_Emphasis"><text:span text:style-name="T3">Documentación de usuario</text:span></text:span></text:p>
        </text:list-item>
        <text:list-item>
          <text:p text:style-name="P4"><text:bookmark text:name="dc09"/>Documentación de desarrollador</text:p>
        </text:list-item>
        <text:list-item>
          <text:p text:style-name="P4"><text:bookmark text:name="be05"/>API DOCS.</text:p>
        </text:list-item>
        <text:list-item>
          <text:p text:style-name="P3"><text:bookmark text:name="895b"/>Pruebas unitarias</text:p>
        </text:list-item>
      </text:list>
      <text:p text:style-name="P1"><text:span text:style-name="Strong_20_Emphasis"><text:span text:style-name="T3">Las </text:span></text:span><text:span text:style-name="Strong_20_Emphasis"><text:span text:style-name="T2">pruebas unitarias</text:span></text:span><text:span text:style-name="Strong_20_Emphasis"><text:span text:style-name="T3"> suelen ser de mucha utilidad para documentar la forma en que debería funcionar las diversas partes de un sistema. Ayuda a verificar que el sistema cumpla con los requerimientos y que los resultados son los esperados. Por otro lado ayuda a probar el código sin tener que ensamblarlo con el resto del sistema.</text:span></text:span></text:p>
      <text:p text:style-name="P1"><text:span text:style-name="Strong_20_Emphasis"><text:span text:style-name="T3"/></text:span></text:p>
      <text:p text:style-name="P1"><text:span text:style-name="Strong_20_Emphasis"><text:span text:style-name="T3">La finalidad de los </text:span></text:span><text:span text:style-name="Strong_20_Emphasis"><text:span text:style-name="T2">api docs </text:span></text:span><text:span text:style-name="Strong_20_Emphasis"><text:span text:style-name="T3">consiste en resumir las interfaces en el código fuente sin tener que visualizar directamente todo el código. Es el hecho de realizar documentación en el código fuente, en aquellos métodos que realicen operaciones complejas.</text:span></text:span></text:p>
      <text:p text:style-name="P1"><text:span text:style-name="Strong_20_Emphasis"><text:span text:style-name="T3"/></text:span></text:p>
      <text:p text:style-name="P1"><text:span text:style-name="Strong_20_Emphasis"><text:span text:style-name="T3">Recomiendo ampliamente que se tome el enfoque de documentar de forma clara las características de un sistema. Con la finalidad de aclarar dudas y orientar a futuros desarrolladores, esto bien puede ser aplicado con documentación markdown o con un blog para desarrolladores en la intranet de la empresa, un buen CMS como wordpress bastaría para clasificar los temas que se requieren.</text:span></text:span></text:p>
      <text:p text:style-name="P1"><text:span text:style-name="Strong_20_Emphasis"><text:span text:style-name="T3"/></text:span></text:p>
      <text:p text:style-name="P1"><text:span text:style-name="Strong_20_Emphasis"><text:span text:style-name="T3">Para la </text:span></text:span><text:span text:style-name="Strong_20_Emphasis"><text:span text:style-name="T2">documentación de usuario</text:span></text:span><text:span text:style-name="Strong_20_Emphasis"><text:span text:style-name="T3">, la documentación markdown es de utilidad ya que puede posteriormente convertirse a diversos formatos. Sin embargo, para este tipo de documentación tal vez sería útil separarlo en un repositorio diferente en el que se pueda actualizar constantemente sin arruinar por accidente alguna confirmació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1:14:15.438079691</meta:creation-date>
    <dc:date>2021-10-28T11:21:55.753302999</dc:date>
    <meta:editing-duration>PT7M41S</meta:editing-duration>
    <meta:editing-cycles>1</meta:editing-cycles>
    <meta:document-statistic meta:table-count="0" meta:image-count="0" meta:object-count="0" meta:page-count="1" meta:paragraph-count="11" meta:word-count="287" meta:character-count="1825" meta:non-whitespace-character-count="1553"/>
    <meta:generator>LibreOffice/6.4.4.2$Linux_X86_64 LibreOffice_project/40$Build-2</meta:generator>
  </office:meta>
</office:document-meta>
</file>